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3" style:family="paragraph" style:parent-style-name="Text_20_body" style:list-style-name="L2">
      <style:paragraph-properties>
        <style:tab-stops>
          <style:tab-stop style:position="2.341cm"/>
        </style:tab-stops>
      </style:paragraph-properties>
    </style:style>
    <style:style style:name="P4" style:family="paragraph" style:parent-style-name="Text_20_body" style:list-style-name="L2">
      <style:paragraph-properties>
        <style:tab-stops>
          <style:tab-stop style:position="1.767cm"/>
        </style:tab-stops>
      </style:paragraph-properties>
    </style:style>
    <style:style style:name="P5" style:family="paragraph" style:parent-style-name="Text_20_body" style:list-style-name="L3">
      <style:paragraph-properties>
        <style:tab-stops>
          <style:tab-stop style:position="2.99cm"/>
        </style:tab-stops>
      </style:paragraph-properties>
    </style:style>
    <style:style style:name="P6" style:family="paragraph" style:parent-style-name="Text_20_body" style:list-style-name="L4">
      <style:paragraph-properties>
        <style:tab-stops>
          <style:tab-stop style:position="6.246cm"/>
        </style:tab-stops>
      </style:paragraph-properties>
    </style:style>
    <style:style style:name="P7" style:family="paragraph" style:parent-style-name="Text_20_body" style:list-style-name="L4">
      <style:paragraph-properties>
        <style:tab-stops>
          <style:tab-stop style:position="6.271cm"/>
        </style:tab-stops>
      </style:paragraph-properties>
    </style:style>
    <style:style style:name="P8" style:family="paragraph" style:parent-style-name="Text_20_body" style:list-style-name="L4">
      <style:paragraph-properties>
        <style:tab-stops>
          <style:tab-stop style:position="6.258cm"/>
        </style:tab-stops>
      </style:paragraph-properties>
    </style:style>
    <style:style style:name="P9" style:family="paragraph" style:parent-style-name="Text_20_body" style:list-style-name="L5"/>
    <style:style style:name="P10" style:family="paragraph">
      <style:paragraph-properties fo:text-align="center"/>
    </style:style>
    <style:style style:name="T1" style:family="text">
      <style:text-properties fo:font-weight="bold" style:font-weight-asian="bold" style:font-weight-complex="bold"/>
    </style:style>
    <style:style style:name="fr1" style:family="graphic" style:parent-style-name="Frame">
      <style:graphic-properties style:vertical-pos="top" style:vertical-rel="baseli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text:h>
      <text:h text:style-name="Heading_20_2" text:outline-level="2">A projekt története</text:h>
      <text:p text:style-name="Text_20_body">Anno, egy kis IT cégnél dolgoztam, és felhívtak egy főiskolából, hogy szeretnék korszerűsíteni a hálózatukat, és kérnek tőlünk ajánlatot. Nem igazán vettem komolyan a dolgot, mert majd pont tőlünk fognak egy ekkora projektet megrendelni, de azért lett belőle ajánlat, és csodák csodája megrendelés is. Aztán úgy alakult, hogy olcsóbban sikerült a kivitelezés (kiderült, hogy mindenhol megfelelően működik az olcsóbb GBIC) és a fennmaradó pénzből lett egy karbantartási megállapodás. Én meg, ennek keretében összelapátoltam egy monitorozó rendszer szerűséget. Akkor ez még nem volt más mint néhány Linux program: MRTG, arpwatch, meg pár Perl script, meg egy igen puritán weblap.</text:p>
      <text:p text:style-name="Text_20_body">Aztán tartós lett a kapcsolat, és mivel kedvet kaptam a dologhoz az egészet átírtam egy összefogottabb valamivé LAMP alapon. Eddig gyakorlatilag hobbiból készült az egész, de kiderült, hogy a főnököm szempontjából is van egy hasznos funkciója: képes érzékelni a hálózati eszközök jelenlétét, vagyis ha elvisznek/eltulajdonítanak egy hálózati eszközt akkor jelezhet.</text:p>
      <text:p text:style-name="Text_20_body">Vagyis erre az ekkor már általam LanView-nek nevezett rendszerre ráépült egy riasztó rendszer (IndAlarm) ami nem az én művem volt, és üzleti alapon készült.</text:p>
      <text:p text:style-name="Text_20_body">Mivel ez a LanView életem első PHP-s próbálkozása, szinte nulla adatbázis gyakorlattal, voltak hiányosságai. Mint szabad programot, közzé akartam tenni, de sosem készült el olyan szinten, hogy más is tudja használni, meg a jogállása is bizonytalan volt (egy részét azért munkaidőben írtam), ezért ebből sosem lett semmi.</text:p>
      <text:p text:style-name="Text_20_body">Időközbe munkahelyet változtattam, és a fentebb említett főiskolán (ill. most már csak Főiskolai Karon, mert az összevonások során kaptunk egy „gyámot”) vagyok rendszergazda.<text:line-break/>Munkám során határozottan hasznosnak tűnt a LanView, de a hiányosságai is egyre bosszantóbbak voltak. Ezért elhatároztam, hogy az egészet újraírom. Hozzá is láttam, és készült is mint a Luca széke, vagy ha pontos akarok lenni sehogy. Próbáltam támogatást szerezni a főnökségtől, mert ha az egész főiskolán és nem csak a karon használnák a programot, akkor talán a fejlesztés is nagyobb lendületet kaphatna, de az okosok látatlanul is tudták, hogy ez egy használhatatlan szar, és nem voltak rá kíváncsiak. Ez persze alaposan „fellelkesített”, és egy jó ideig pihentettem a projektet.</text:p>
      <text:p text:style-name="Text_20_body">Így évekig a LanView2 projekt nem igazán fejlődött, volt egy jó pár kukázott próbálkozás, meg egy keretrendszer, vagy API szerűség Qt-ben megírva, és halvány elképzelések az adatbázis szerkezetére. Majd jelentkezett valaki (egy HUP-ra feltett kérdés alapján), hogy beszállna a fejlesztésbe, és Ő a felhasználói felületet csinálná Djangó-ba. Az Ő ötlete volt, hogy legyen az adatbázis kezelő Postgresql, és milyen jó, hogy van abban öröklődés. Az ürge persze jó hamar eltűnt, de lett egy többé kevésbé kitalált adatbázis.</text:p>
      <text:p text:style-name="Text_20_body">Újabb lendületet adott, az IndAlarm továbbfejlesztése, amit nem akartam a régi rendszerre ráépíteni. Így írom mint a mérgezett egér a rendszert.</text:p>
      <text:p text:style-name="Text_20_body">Mit is tudna ez a rendszer.</text:p>
      <text:p text:style-name="Text_20_body">Egyrészt adná azokat a funkciókat, amiket máshonnan lestem el:</text:p>
      <text:p text:style-name="Text_20_body">Ilyen a Munin. Ami szép és jó, de nagyobb adatmennyiséghez alkalmatlan. Ha ráeresztem az itt üzemelő több mint 40 switch-re akkor az nem sok mindenre lesz jó.</text:p>
      <text:p text:style-name="Text_20_body">Másik a Nagios. Szintén szép és jó, de szerintem nehézkes, nagyon erősen a szerverekre koncentrál, a text fájlokon keresztüli konfigurálhatóság szerintem korlátozza a lehetőségeket.</text:p>
      <text:p text:style-name="Text_20_body">Az arpwatch. Több eszközről is lekérhető az ARP tábla, és a DHCP szerver konfigjából sem nagy ügy kimazsolázni a fix ip címeket, vagy akár a kiosztott címeket.</text:p>
      <text:p text:style-name="Text_20_body"><text:soft-page-break/>További adatgyüjtések:</text:p>
      <text:p text:style-name="Text_20_body">A switch-ek meglehetősen sok információt elárulnak a hálózatról és annak állapotáról:</text:p>
      <text:list xml:id="list173259265" text:style-name="L5">
        <text:list-item>
          <text:p text:style-name="P9">port státuszok. (jelenlét érzékelése)</text:p>
        </text:list-item>
        <text:list-item>
          <text:p text:style-name="P9">VLAN konfiguráció</text:p>
        </text:list-item>
        <text:list-item>
          <text:p text:style-name="P9">Cím táblák (topológia)</text:p>
        </text:list-item>
        <text:list-item>
          <text:p text:style-name="P9">LLDP (topológia)</text:p>
        </text:list-item>
      </text:list>
      <text:p text:style-name="Text_20_body">Jelenleg mi készült el (2013.06.13):</text:p>
      <text:list xml:id="list10247633121" text:style-name="L1">
        <text:list-item>
          <text:p text:style-name="P1">Van egy adatbázis, ami úgy tűnik szinte minden információt (amire én eddig gondoltam) képes tárolni egy hálózat topológiájáról, és a benne lévő, ill. a kiszolgált eszközökről.</text:p>
        </text:list-item>
        <text:list-item>
          <text:p text:style-name="P1">Többé kevésbé le van programozva az adatbázis logika (persze a mérgezett egér stílusú programozás miatt bizonyára tele hibával).</text:p>
        </text:list-item>
        <text:list-item>
          <text:p text:style-name="P1">Van egy API szerűség a Qt-ben (C++) megírva. Elég alaposan megtámogatva az adatkezelést, és a lekérdező programok írását.</text:p>
        </text:list-item>
        <text:list-item>
          <text:p text:style-name="P1">Van egy nem interaktív import program, ami alapján feltölthető az adatbázis (ez SNMP eszközöknek a konfigurációját le tudja kérdezni).</text:p>
        </text:list-item>
        <text:list-item>
          <text:p text:style-name="P1">Egy (még nem teljes funkcionalitású) GUI-s karbantartó programot Qt-ben. Ez a legtöbb adat karbantartását, ill. megtekintését lehetővé teszi. A menü, valamint, hogy mit és hogyan jelenít meg, az az adatbázison keresztül konfigurálható.</text:p>
        </text:list-item>
        <text:list-item>
          <text:p text:style-name="P1">Van néhány lekérdező daemon:</text:p>
          <text:list>
            <text:list-item>
              <text:p text:style-name="P1">Egy „fő” daemon, ami a lekérdező daemonokat futtatja (minimalista funkcionalitással, de működik)</text:p>
            </text:list-item>
            <text:list-item>
              <text:p text:style-name="P1">SNMP-n keresztüli port állapot lekérdezések (egyenlőre csak a státuszok lekérdezése).</text:p>
            </text:list-item>
            <text:list-item>
              <text:p text:style-name="P1">Eszközök ARP tábláinak a lekérdezése. Több módszerrel (SNMP, DHCP konfig felolvasása, a proc fájl rendszeren keresztül)</text:p>
            </text:list-item>
            <text:list-item>
              <text:p text:style-name="P1">Az import is képes daemon módban futni, ha például távolról szeretnénk megadni feldolgozandó scriptet az adatbázison keresztül.</text:p>
            </text:list-item>
          </text:list>
        </text:list-item>
      </text:list>
      <text:h text:style-name="Heading_20_3" text:outline-level="3">Az adatbázis</text:h>
      <text:p text:style-name="Text_20_body">Néhány egyedi szabály, amit az adatbázis létrehozásakor felállítottam, megkönnyítendő az adatkezelést.</text:p>
      <text:p text:style-name="Text_20_body">Minden név kisbetűs, tagolás ha kell az '_' karakterrel. Típus neveknél nincs tagolás.</text:p>
      <text:p text:style-name="Text_20_body">Tábla nevek többesszám ('s' utótag), mező nevek egyes szám (mezőnév csak indokolt esetben többesszám, ha tömb).</text:p>
      <text:p text:style-name="Text_20_body">Mivel nincs set típus, ezért a set típust egy enumerációs típusú tömb reprezentálja. Ezt az API automatikusan kezeli, és a mező névben sincs jelölve hogy ez egy tömb.</text:p>
      <text:p text:style-name="Text_20_body">Minden tábla első eleme az elsődleges kulcs (ID), a mező neve a tábla név az 's' nélkül a '_id' utótaggal. Mindenhol ugyanez a mezőnév használandó, ahol erre a táblára mutató távoli kulcs van, kivéve ha ez nem lehetséges.</text:p>
      <text:p text:style-name="Text_20_body">Ha egy táblában a rekordok valamilyen létező objektumot, vagy fogalmat reprezentálnak, akkor a második mező a név, ahol a név mező neve a tábla neve az 's' nélkül az '_name' utótaggal, a harmadik pedig egy megjegyzés/leírás mező, ahol a mező név utótagja '_descr'.</text:p>
      <text:p text:style-name="Text_20_body"><text:soft-page-break/>A kapcsoló táblák neve és az első három mező neve kötött. A tábla neve (ha pl. a kapcsoló tábla egy group – member kapcsoló tábla) a group tábla nevének végéről levágja az 's' betűt, és hozzáfűz egy '_' karaktert, és a member tábla nevét. A második és harmadik mező azonos nevű, mint a hivatkozott tábla ID-je. A rekordok megjelenítésénél az API-nak szüksége van egy id-ből a nevet visszaadó függvényre, ezt ha van név mező, de nincs konverziós függvény, akkor definiálja. Ha egy megjelenítésben hivatkozunk egy rekord ID-re, akkor azt az API névvé akarja konvertálni, mivel ebben az esetben ezt nem tudja létrehozni, ennek a konverziós függvénynek léteznie kell.</text:p>
      <text:p text:style-name="Text_20_body">A linkeket reprezentáló tábláknál, amik hasonlóak a kapcsoló táblához, de a fenti szabályok nem tarthatóak. A második és harmadik mező kap egy '1' és '2' utótagot. Mivel egy szimmetrikus kapcsolatot így egy aszimmetrikus rekorddal írtunk le, az ellentmondás feloldása végett mindegyikhez tartozik egy nézet tábla, ami minden rekordot kétszer tartalmaz, minden rekordot megismételve a mezők felcserélésével. A tábla név szintén különbözik a kapcsoló tábla nevénél felállított konvenciótól. A view írható-olvasható tábla, és az eredeti tábla neve a '_table' utótagot tartalmazza.</text:p>
      <text:h text:style-name="Heading_20_4" text:outline-level="4">Adatok</text:h>
      <text:p text:style-name="Text_20_body">A rendszer természetesen nyilvántartja a szervereket, szolgáltatásokat, eseményeket. Rengeteg olyan rendszer van, ami ezt megteszi, de nem igazán találkoztam olyannal, aminél ne lett volna hiányérzetem. Továbbá egyre kevésbé tartom jő ötletnek ha a rendszert csak text fájlokon keresztül lehet konfigurálni. A text konfigurációnak van rengeteg előnye, de egy bizonyos adatmennyiség után szerintem alkalmatlan a feladatra, vagy indokolatlanul nehézkes(pl.: Nagios). A legtöbb rendszer a szerverekre koncentrál, ami nem sokat segít a munkaállomások adminisztrálásában, pedig abból több is lehet.</text:p>
      <text:p text:style-name="Text_20_body">Milyen hálózati elemeket ill. azzal kapcsolatos objektumokat tart nyilván a rendszer:</text:p>
      <text:p text:style-name="Text_20_body">Talán a legfontosabb adat/vagy objektum típus a node és a portok. Ezek kihasználva a postgreSQL nyújtotta lehetőséget egy meglehetősen bonyolultra sikeredett öröklési fát alkotnak:</text:p>
      <text:p text:style-name="Text_20_body"><draw:frame draw:style-name="fr1" draw:name="Keret1" text:anchor-type="as-char" svg:width="14.533cm" draw:z-index="0"><draw:text-box fo:min-height="4.623cm"><text:p text:style-name="Frame_20_contents"><draw:rect text:anchor-type="paragraph" draw:z-index="1" draw:style-name="gr1" draw:text-style-name="P10" svg:width="1.676cm" svg:height="0.648cm" svg:x="0.21cm" svg:y="0.192cm"><text:p text:style-name="P10">patchs</text:p></draw:rect><draw:rect text:anchor-type="paragraph" draw:z-index="2" draw:style-name="gr2" draw:text-style-name="P10" svg:width="1.676cm" svg:height="0.648cm" svg:x="2.769cm" svg:y="0.192cm"><text:p text:style-name="P10">hubs</text:p></draw:rect><draw:rect text:anchor-type="paragraph" draw:z-index="3" draw:style-name="gr2" draw:text-style-name="P10" svg:width="1.676cm" svg:height="0.648cm" svg:x="2.826cm" svg:y="1.337cm"><text:p text:style-name="P10">nodes</text:p></draw:rect><draw:rect text:anchor-type="paragraph" draw:z-index="4" draw:style-name="gr1" draw:text-style-name="P10" svg:width="1.676cm" svg:height="0.648cm" svg:x="2.868cm" svg:y="2.838cm"><text:p text:style-name="P10">nports</text:p></draw:rect><draw:rect text:anchor-type="paragraph" draw:z-index="5" draw:style-name="gr2" draw:text-style-name="P10" svg:width="1.676cm" svg:height="0.648cm" svg:x="0.254cm" svg:y="1.325cm"><text:p text:style-name="P10">pports</text:p></draw:rect><draw:rect text:anchor-type="paragraph" draw:z-index="6" draw:style-name="gr2" draw:text-style-name="P10" svg:width="1.676cm" svg:height="0.648cm" svg:x="7.751cm" svg:y="1.311cm"><text:p text:style-name="P10">hosts</text:p></draw:rect><draw:rect text:anchor-type="paragraph" draw:z-index="7" draw:style-name="gr2" draw:text-style-name="P10" svg:width="1.676cm" svg:height="0.648cm" svg:x="5.267cm" svg:y="2.515cm"><text:p text:style-name="P10">interfaces</text:p></draw:rect><draw:rect text:anchor-type="paragraph" draw:z-index="8" draw:style-name="gr2" draw:text-style-name="P10" svg:width="2.911cm" svg:height="0.648cm" svg:x="10.426cm" svg:y="1.295cm"><text:p text:style-name="P10">snmpdevices</text:p></draw:rect><draw:rect text:anchor-type="paragraph" draw:z-index="9" draw:style-name="gr2" draw:text-style-name="P10" svg:width="2.426cm" svg:height="0.648cm" svg:x="7.825cm" svg:y="2.854cm"><text:p text:style-name="P10">iface_addrs</text:p></draw:rect><draw:rect text:anchor-type="paragraph" draw:z-index="10" draw:style-name="gr2" draw:text-style-name="P10" svg:width="2.352cm" svg:height="0.648cm" svg:x="5.091cm" svg:y="3.632cm"><text:p text:style-name="P10">ipaddresses</text:p></draw:rect><draw:line text:anchor-type="paragraph" draw:z-index="11" draw:style-name="gr3" draw:text-style-name="P10" svg:x1="1.886cm" svg:y1="0.529cm" svg:x2="2.77cm" svg:y2="0.545cm"><text:p/></draw:line><draw:line text:anchor-type="paragraph" draw:z-index="12" draw:style-name="gr4" draw:text-style-name="P10" svg:x1="2.826cm" svg:y1="1.691cm" svg:x2="1.886cm" svg:y2="0.529cm"><text:p/></draw:line><draw:line text:anchor-type="paragraph" draw:z-index="13" draw:style-name="gr3" draw:text-style-name="P10" svg:x1="2.868cm" svg:y1="2.883cm" svg:x2="1.93cm" svg:y2="1.692cm"><text:p/></draw:line><draw:line text:anchor-type="paragraph" draw:z-index="14" draw:style-name="gr3" draw:text-style-name="P10" svg:x1="4.501cm" svg:y1="1.692cm" svg:x2="7.75cm" svg:y2="1.676cm"><text:p/></draw:line><draw:line text:anchor-type="paragraph" draw:z-index="15" draw:style-name="gr3" draw:text-style-name="P10" svg:x1="9.426cm" svg:y1="1.662cm" svg:x2="10.426cm" svg:y2="1.662cm"><text:p/></draw:line><draw:line text:anchor-type="paragraph" draw:z-index="16" draw:style-name="gr3" draw:text-style-name="P10" svg:x1="4.544cm" svg:y1="3.191cm" svg:x2="5.267cm" svg:y2="2.852cm"><text:p/></draw:line><draw:line text:anchor-type="paragraph" draw:z-index="17" draw:style-name="gr3" draw:text-style-name="P10" svg:x1="7.442cm" svg:y1="4.013cm" svg:x2="8.514cm" svg:y2="3.501cm"><text:p/></draw:line><draw:line text:anchor-type="paragraph" draw:z-index="18" draw:style-name="gr3" draw:text-style-name="P10" svg:x1="6.943cm" svg:y1="2.866cm" svg:x2="7.765cm" svg:y2="3.162cm"><text:p/></draw:line><draw:line text:anchor-type="paragraph" draw:z-index="19" draw:style-name="gr3" draw:text-style-name="P10" svg:x1="3.649cm" svg:y1="2.838cm" svg:x2="3.679cm" svg:y2="1.984cm"><text:p/></draw:line><draw:line text:anchor-type="paragraph" draw:z-index="20" draw:style-name="gr3" draw:text-style-name="P10" svg:x1="8.677cm" svg:y1="2.794cm" svg:x2="8.647cm" svg:y2="1.958cm"><text:p/></draw:line></text:p></draw:text-box></draw:frame></text:p>
      <text:p text:style-name="Text_20_body">A kettős öröklés egy kicsit megkavarja a fentebb említett konvenciókat, mivel egy rekordnak két vagy akár három ID-je is van, ill. több neve is lehet, de ez eddig még nem okozott gondot. Minden node típusú táblában (patchs, hubs, nodes, hosts, snmpdevices) az „igazi” ID mező a második, „node_id” nevű mező. A port típusú táblákban (nports, pports, interfaces, iface_addrs) az id mező neve „port_id”.</text:p>
      <text:list xml:id="list990676887" text:style-name="L2">
        <text:list-item>
          <text:p text:style-name="P2">Felhasználókezelés</text:p>
          <text:list>
            <text:list-item>
              <text:p text:style-name="P2"><text:span text:style-name="T1">users</text:span><text:tab/>Felhasználók.</text:p>
            </text:list-item>
            <text:list-item>
              <text:p text:style-name="P2"><text:span text:style-name="T1">groups</text:span><text:tab/>Felhasználói csoportok (jogok).</text:p>
            </text:list-item>
          </text:list>
        </text:list-item>
        <text:list-item>
          <text:p text:style-name="P2"><text:span text:style-name="T1">subnets</text:span><text:tab/>Alhálózati címtartományok</text:p>
        </text:list-item>
        <text:list-item>
          <text:p text:style-name="P2"><text:span text:style-name="T1">vlans</text:span><text:tab/>VLAN-ok</text:p>
        </text:list-item>
        <text:list-item>
          <text:p text:style-name="P2"><text:soft-page-break/><text:span text:style-name="T1">ipaddresses</text:span><text:tab/>IP címek.</text:p>
        </text:list-item>
        <text:list-item>
          <text:p text:style-name="P2">az un 'node'-ok</text:p>
          <text:p text:style-name="P2">Az öt node típus az adatbázisban örökléssel lettek definiálva, </text:p>
          <text:list>
            <text:list-item>
              <text:p text:style-name="P3"><text:span text:style-name="T1">patchs</text:span><text:tab/>Patch panelek, és fali csatlakozók</text:p>
            </text:list-item>
            <text:list-item>
              <text:p text:style-name="P3"><text:span text:style-name="T1">hubs</text:span><text:tab/>HUB-ok nem menedzselhető switch-ek.</text:p>
            </text:list-item>
            <text:list-item>
              <text:p text:style-name="P3"><text:span text:style-name="T1">nodes</text:span><text:tab/>Nem menedzselhető hálózati elemek, melyek valamilyen eszközön kerestül be lettek vonva a felügyeletbe.</text:p>
            </text:list-item>
            <text:list-item>
              <text:p text:style-name="P3"><text:span text:style-name="T1">hosts</text:span><text:tab/>címezhető hálózati elemek (szerverek, munkaállomások, ...)</text:p>
            </text:list-item>
            <text:list-item>
              <text:p text:style-name="P3"><text:span text:style-name="T1">snmpdevices</text:span><text:tab/>SNMP protokollal menedzselhető hálózati elemek.</text:p>
            </text:list-item>
          </text:list>
        </text:list-item>
        <text:list-item>
          <text:p text:style-name="P3"><text:span text:style-name="T1">iftypes</text:span><text:tab/>Interfész típusok</text:p>
        </text:list-item>
        <text:list-item>
          <text:p text:style-name="P3">portok, interfészek (nem önálló objektumok)</text:p>
          <text:list>
            <text:list-item>
              <text:list>
                <text:list-item>
                  <text:p text:style-name="P4"><text:span text:style-name="T1">pports</text:span><text:tab/>Patch portok (nincs állapota, a megosztások miatt külön objektum).</text:p>
                </text:list-item>
                <text:list-item>
                  <text:p text:style-name="P4"><text:span text:style-name="T1">nports</text:span><text:tab/>Nem menedzselhető hálózati elemek portja (nincs állapota).</text:p>
                </text:list-item>
                <text:list-item>
                  <text:p text:style-name="P4"><text:span text:style-name="T1">intefaces</text:span><text:tab/>állapottal rendelkező port.</text:p>
                </text:list-item>
                <text:list-item>
                  <text:p text:style-name="P4"><text:span text:style-name="T1">iface_arrds</text:span><text:tab/>Címezhető (és állapottal rendelkező) port.</text:p>
                </text:list-item>
              </text:list>
            </text:list-item>
          </text:list>
        </text:list-item>
      </text:list>
      <text:p text:style-name="Text_20_body">Egyébb közvetlenül nem a hálózattal összefüggő objektumok ill. fogalmak:</text:p>
      <text:list xml:id="list456627832" text:style-name="L3">
        <text:list-item>
          <text:p text:style-name="P5"><text:span text:style-name="T1">timeperiods</text:span><text:tab/>időintervallumok, Nagios-ból kölcsönzött fogalom</text:p>
        </text:list-item>
        <text:list-item>
          <text:p text:style-name="P5"><text:span text:style-name="T1">images</text:span><text:tab/>Képek, pl. térképek, vagy bármilyen bináris adat.</text:p>
        </text:list-item>
        <text:list-item>
          <text:p text:style-name="P5"><text:span text:style-name="T1">places</text:span><text:tab/>Helyek, helyiségek</text:p>
        </text:list-item>
      </text:list>
      <text:p text:style-name="Text_20_body">Eddigi munkám során talán a legtöbb fejtörést a hálózat topológiája okozta. Ha le is volt dokumentálva, hogy egy patch panel portjai mely falicsatlakozókra csatlakoznak, a táblázatkezelőben, vagy csak papíron létező nyilvántartás naprakészen tartása, de még használhatósága is igen megkérdőjelezhető. Nem vagyok meggyőződve arról, hogy erre létezik jól használható, vagy egyszerű megoldás, de egy próbát azért tettem. Az adatbázis jelenlegi formában több topológiát tart nyilván.</text:p>
      <text:list xml:id="list1882563016" text:style-name="L4">
        <text:list-item>
          <text:p text:style-name="P6"><text:span text:style-name="T1">phs_links_table</text:span> / <text:span text:style-name="T1">phs_links</text:span><text:tab/><text:tab/>Fizikai topológia<text:line-break/>A fizikailag létező összeköttetések: patch kábelek, és a fali kábelek honnan, hova csatlakoznak. Sajnos ez a topológia csak manuálisan tartható karban.</text:p>
        </text:list-item>
        <text:list-item>
          <text:p text:style-name="P7"><text:span text:style-name="T1">log_links_table</text:span> / <text:span text:style-name="T1">log_links<text:tab/></text:span>A fizikai topológiából levezethető logikai topológia<text:line-break/>Logikai topológián a vég berendezések összeköttetéseit értem, tehát kihagyva a patch paneleket és falicsatlakozókat, egyedi patch kábeleket, csak a végeredményre koncentrálva, vagyis pl. melyik switch port melyik szerver melyik portjára csatlakozik. Ez a topológia levezethető a fenti fizikai topológiából. Ez manuálisan nem módosítható (lehet, de nem szabad), ezt az adatbázis logika aktualizálja automatikusan.</text:p>
        </text:list-item>
        <text:list-item>
          <text:p text:style-name="P8"><text:span text:style-name="T1">lldp_links_table</text:span> / <text:span text:style-name="T1">lldp_links<text:tab/></text:span>Felderíthető topológia<text:line-break/>A topológia felderítését több protokoll is lehetővé teszi (pl. LLDP, switch-ek cím táblái). Mivel ez elvileg azonos a fenti logikai topológiával, a kettő összehasonlítása lehetőséget biztosít arra, hogy a manuális nyilvántartás óhatatlanul előforduló hibáit felderítsük.</text:p>
        </text:list-item>
      </text:list>
      <text:p text:style-name="Text_20_body">A topológiát reprezentáló adattáblákban az egyébként szimmetrikus kapcsolatok tárolása aszimmetrikusan valósul meg. Ennek feloldására mindegyik táblának van egy szimmetrikus view párja, mely gyakorlatilag a kapcsolat mindkét irányát, vagyis minden kapcsolatot kétszer tartalmaz, <text:soft-page-break/>a könnyebb kezelhetőség érdekében. A view táblák tartalma ugyanúgy módosítható, mint az eredeti tábla.</text:p>
      <text:p text:style-name="Text_20_body">A Nagios szolgáltatás fogalma lett egy kicsit újragondolva a lanview2-ben. Itt ez egy kicsit ki lett bővítve. Nem csak egy szolgáltatást jelent egy szerveren, amit ellenőrizni kell, hanem magát az ellenőrzést, vagy bármilyen más tevékenységet, praktikusan egy adatgyűjtést, ill. az előzőeknek valamilyen paraméterét jelentheti, pl. protokollt, módszert. Tehát a szolgáltatások, pontosabban az egy hálózati elemhez rendelt a szolgáltatás példányok több szempontból is egymásra épüln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Nyílhegyek_20_1" draw:display-name="Nyílhegyek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2"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3-06-13T11:43:50</meta:creation-date>
    <dc:date>2013-06-14T21:17:49</dc:date>
    <meta:editing-duration>PT8H45M21S</meta:editing-duration>
    <meta:editing-cycles>7</meta:editing-cycles>
    <meta:generator>LibreOffice/3.5$Linux_X86_64 LibreOffice_project/350m1$Build-2</meta:generator>
    <meta:document-statistic meta:table-count="0" meta:image-count="0" meta:object-count="0" meta:page-count="5" meta:paragraph-count="75" meta:word-count="1710" meta:character-count="11944" meta:non-whitespace-character-count="10344"/>
  </office:meta>
</office:document-meta>
</file>